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1.812cm" fo:min-width="0.562cm" fo:padding-top="0.125cm" fo:padding-bottom="0.125cm" fo:padding-left="0.25cm" fo:padding-right="0.25cm" loext:decorative="false"/>
    </style:style>
    <style:style style:name="gr6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7" style:family="graphic" style:parent-style-name="objectwithoutfill">
      <style:graphic-properties svg:stroke-width="0.1cm" svg:stroke-color="#ff4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.458cm" fo:min-width="0.208cm" loext:decorative="false"/>
    </style:style>
    <style:style style:name="gr9" style:family="graphic" style:parent-style-name="standard">
      <style:graphic-properties svg:stroke-width="0cm" svg:stroke-color="#111111" draw:marker-start-width="0.2cm" draw:marker-end-width="0.2cm" draw:fill="solid" draw:fill-color="#ffbf00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10" style:family="graphic" style:parent-style-name="standard" style:list-style-name="L2">
      <style:graphic-properties draw:stroke="solid" svg:stroke-width="0cm" svg:stroke-color="#ffbf00" draw:marker-start="" draw:marker-start-width="0.15cm" draw:marker-start-center="false" draw:marker-end="" draw:marker-end-width="0.15cm" draw:marker-end-center="false" draw:stroke-linejoin="round" svg:stroke-linecap="round" draw:fill="solid" draw:fill-color="#ffffff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cm" svg:stroke-color="#ffbf00" draw:marker-start="" draw:marker-start-width="0.15cm" draw:marker-start-center="false" draw:marker-end="" draw:marker-end-width="0.15cm" draw:marker-end-center="false" draw:stroke-linejoin="round" svg:stroke-linecap="round" draw:fill="solid" draw:fill-color="#ffffff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2" style:family="graphic" style:parent-style-name="standard">
      <style:graphic-properties svg:stroke-color="#b47804" draw:fill="solid" draw:fill-color="#ffbf00" draw:textarea-vertical-align="middle" draw:auto-grow-height="false" fo:min-height="0.08cm" fo:min-width="0cm" fo:wrap-option="wrap" loext:decorative="false"/>
    </style:style>
    <style:style style:name="gr1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svg:stroke-width="0.04cm" svg:stroke-color="#f10d0c" draw:marker-start="" draw:marker-start-width="0.21cm" draw:marker-start-center="false" draw:marker-end="" draw:marker-end-width="0.21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svg:stroke-width="0.04cm" svg:stroke-color="#f10d0c" draw:marker-start="" draw:marker-start-width="0.21cm" draw:marker-start-center="false" draw:marker-end="" draw:marker-end-width="0.21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svg:stroke-width="0.04cm" svg:stroke-color="#f10d0c" draw:marker-start="" draw:marker-start-width="0.21cm" draw:marker-start-center="false" draw:marker-end="" draw:marker-end-width="0.21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svg:stroke-width="0.04cm" svg:stroke-color="#f10d0c" draw:marker-start="" draw:marker-start-width="0.21cm" draw:marker-start-center="false" draw:marker-end="" draw:marker-end-width="0.21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solid" draw:fill-color="#ffbf00"/>
      <style:paragraph-properties fo:text-align="cente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 1" draw:style-name="gr3" draw:text-style-name="P4" draw:layer="layout" svg:width="0.25cm" svg:height="0.25cm" svg:x="1.75cm" svg:y="0.5cm">
          <text:p text:style-name="P3"><text:span text:style-name="T1">Q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4" draw:text-style-name="P4" draw:layer="layout" svg:width="0.25cm" svg:height="0.25cm" svg:x="0.5cm" svg:y="2.75cm">
          <text:p text:style-name="P3"><text:span text:style-name="T1">Q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style-name="gr5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5" draw:layer="layout" svg:x1="1.75cm" svg:y1="1.25cm" svg:x2="1.5cm" svg:y2="1.75cm">
          <text:p/>
        </draw:line>
        <draw:line draw:style-name="gr7" draw:text-style-name="P5" draw:layer="layout" svg:x1="0.75cm" svg:y1="2.25cm" svg:x2="1cm" svg:y2="1.75cm">
          <text:p/>
        </draw:line>
        <draw:custom-shape draw:style-name="gr8" draw:text-style-name="P6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draw:transform="rotate (-3.14159265358979) translate (1.55cm 1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name="Wave-1" draw:style-name="gr10" draw:text-style-name="P8" draw:layer="layout" svg:width="0.75cm" svg:height="0.25cm" draw:transform="rotate (-1.5707963267949) translate (1cm 1.25cm)">
          <text:p/>
          <draw:enhanced-geometry draw:mirror-horizontal="false" draw:mirror-vertical="false" svg:viewBox="0 0 0 0" draw:text-areas="?f27 ?f29 ?f28 ?f30" draw:type="ooxml-wave" draw:modifiers="20000 10000" draw:enhanced-path="M ?f13 ?f2 C ?f17 ?f4 ?f18 ?f5 ?f15 ?f2 L ?f20 ?f6 C ?f22 ?f8 ?f21 ?f7 ?f19 ?f6 Z N">
            <draw:equation draw:name="f0" draw:formula="if(0-$0 ,0,if(20000-$0 ,$0 ,20000))"/>
            <draw:equation draw:name="f1" draw:formula="if(-10000-$1 ,-10000,if(10000-$1 ,$1 ,10000))"/>
            <draw:equation draw:name="f2" draw:formula="logheight*?f0 /100000"/>
            <draw:equation draw:name="f3" draw:formula="?f2 *10/3"/>
            <draw:equation draw:name="f4" draw:formula="?f2 +0-?f3 "/>
            <draw:equation draw:name="f5" draw:formula="?f2 +?f3 -0"/>
            <draw:equation draw:name="f6" draw:formula="logheight+0-?f2 "/>
            <draw:equation draw:name="f7" draw:formula="?f6 +0-?f3 "/>
            <draw:equation draw:name="f8" draw:formula="?f6 +?f3 -0"/>
            <draw:equation draw:name="f9" draw:formula="logwidth*?f1 /100000"/>
            <draw:equation draw:name="f10" draw:formula="logwidth*?f1 /50000"/>
            <draw:equation draw:name="f11" draw:formula="abs(?f9 )"/>
            <draw:equation draw:name="f12" draw:formula="if(?f10 ,0,?f10 )"/>
            <draw:equation draw:name="f13" draw:formula="0+0-?f12 "/>
            <draw:equation draw:name="f14" draw:formula="if(?f10 ,?f10 ,0)"/>
            <draw:equation draw:name="f15" draw:formula="logwidth+0-?f14 "/>
            <draw:equation draw:name="f16" draw:formula="(?f12 +?f15 )/3"/>
            <draw:equation draw:name="f17" draw:formula="?f13 +?f16 -0"/>
            <draw:equation draw:name="f18" draw:formula="(?f17 +?f15 )/2"/>
            <draw:equation draw:name="f19" draw:formula="0+?f14 -0"/>
            <draw:equation draw:name="f20" draw:formula="logwidth+?f12 -0"/>
            <draw:equation draw:name="f21" draw:formula="?f19 +?f16 -0"/>
            <draw:equation draw:name="f22" draw:formula="(?f21 +?f20 )/2"/>
            <draw:equation draw:name="f23" draw:formula="logwidth+0-?f11 "/>
            <draw:equation draw:name="f24" draw:formula="logwidth/2"/>
            <draw:equation draw:name="f25" draw:formula="?f24 +?f9 -0"/>
            <draw:equation draw:name="f26" draw:formula="?f24 +0-?f9 "/>
            <draw:equation draw:name="f27" draw:formula="max(?f13 ,?f19 )"/>
            <draw:equation draw:name="f28" draw:formula="min(?f15 ,?f20 )"/>
            <draw:equation draw:name="f29" draw:formula="logheight*?f0 /50000"/>
            <draw:equation draw:name="f30" draw:formula="logheight+0-?f29 "/>
            <draw:equation draw:name="f31" draw:formula="logheight"/>
            <draw:equation draw:name="f32" draw:formula="logheight/2"/>
            <draw:handle draw:handle-range-y-maximum="20000" draw:handle-position="0 ?f2" draw:handle-range-y-minimum="0"/>
            <draw:handle draw:handle-position="?f25 ?f31" draw:handle-range-x-maximum="10000" draw:handle-range-x-minimum="-10000"/>
          </draw:enhanced-geometry>
        </draw:custom-shape>
        <draw:custom-shape draw:name="Wave- 1" draw:style-name="gr11" draw:text-style-name="P8" draw:layer="layout" svg:width="0.75cm" svg:height="0.25cm" draw:transform="rotate (-1.5707963267949) translate (1.75cm 1.5cm)">
          <text:p/>
          <draw:enhanced-geometry draw:mirror-horizontal="true" draw:mirror-vertical="true" svg:viewBox="0 0 0 0" draw:text-areas="?f27 ?f29 ?f28 ?f30" draw:type="ooxml-wave" draw:modifiers="20000 10000" draw:enhanced-path="M ?f13 ?f2 C ?f17 ?f4 ?f18 ?f5 ?f15 ?f2 L ?f20 ?f6 C ?f22 ?f8 ?f21 ?f7 ?f19 ?f6 Z N">
            <draw:equation draw:name="f0" draw:formula="if(0-$0 ,0,if(20000-$0 ,$0 ,20000))"/>
            <draw:equation draw:name="f1" draw:formula="if(-10000-$1 ,-10000,if(10000-$1 ,$1 ,10000))"/>
            <draw:equation draw:name="f2" draw:formula="logheight*?f0 /100000"/>
            <draw:equation draw:name="f3" draw:formula="?f2 *10/3"/>
            <draw:equation draw:name="f4" draw:formula="?f2 +0-?f3 "/>
            <draw:equation draw:name="f5" draw:formula="?f2 +?f3 -0"/>
            <draw:equation draw:name="f6" draw:formula="logheight+0-?f2 "/>
            <draw:equation draw:name="f7" draw:formula="?f6 +0-?f3 "/>
            <draw:equation draw:name="f8" draw:formula="?f6 +?f3 -0"/>
            <draw:equation draw:name="f9" draw:formula="logwidth*?f1 /100000"/>
            <draw:equation draw:name="f10" draw:formula="logwidth*?f1 /50000"/>
            <draw:equation draw:name="f11" draw:formula="abs(?f9 )"/>
            <draw:equation draw:name="f12" draw:formula="if(?f10 ,0,?f10 )"/>
            <draw:equation draw:name="f13" draw:formula="0+0-?f12 "/>
            <draw:equation draw:name="f14" draw:formula="if(?f10 ,?f10 ,0)"/>
            <draw:equation draw:name="f15" draw:formula="logwidth+0-?f14 "/>
            <draw:equation draw:name="f16" draw:formula="(?f12 +?f15 )/3"/>
            <draw:equation draw:name="f17" draw:formula="?f13 +?f16 -0"/>
            <draw:equation draw:name="f18" draw:formula="(?f17 +?f15 )/2"/>
            <draw:equation draw:name="f19" draw:formula="0+?f14 -0"/>
            <draw:equation draw:name="f20" draw:formula="logwidth+?f12 -0"/>
            <draw:equation draw:name="f21" draw:formula="?f19 +?f16 -0"/>
            <draw:equation draw:name="f22" draw:formula="(?f21 +?f20 )/2"/>
            <draw:equation draw:name="f23" draw:formula="logwidth+0-?f11 "/>
            <draw:equation draw:name="f24" draw:formula="logwidth/2"/>
            <draw:equation draw:name="f25" draw:formula="?f24 +?f9 -0"/>
            <draw:equation draw:name="f26" draw:formula="?f24 +0-?f9 "/>
            <draw:equation draw:name="f27" draw:formula="max(?f13 ,?f19 )"/>
            <draw:equation draw:name="f28" draw:formula="min(?f15 ,?f20 )"/>
            <draw:equation draw:name="f29" draw:formula="logheight*?f0 /50000"/>
            <draw:equation draw:name="f30" draw:formula="logheight+0-?f29 "/>
            <draw:equation draw:name="f31" draw:formula="logheight"/>
            <draw:equation draw:name="f32" draw:formula="logheight/2"/>
            <draw:handle draw:handle-range-y-maximum="20000" draw:handle-position="0 ?f2" draw:handle-range-y-minimum="0"/>
            <draw:handle draw:handle-position="?f25 ?f31" draw:handle-range-x-maximum="10000" draw:handle-range-x-minimum="-10000"/>
          </draw:enhanced-geometry>
        </draw:custom-shape>
        <draw:custom-shape draw:style-name="gr9" draw:text-style-name="P7" draw:layer="layout" svg:width="0.5cm" svg:height="0.5cm" draw:transform="rotate (-3.14159265358979) translate (1.45cm 2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25cm" svg:height="0.5cm" draw:transform="rotate (1.5707963267949) translate (1cm 1.5cm)">
          <text:p/>
          <draw:enhanced-geometry svg:viewBox="0 0 21600 21600" draw:mirror-horizontal="true" draw:mirror-vertical="false" draw:glue-points="21600 0 0 10800 21600 21600 ?f0 10800" draw:text-areas="?f1 ?f10 21600 ?f11" draw:type="moon" draw:modifiers="14801.59362549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2" draw:text-style-name="P7" draw:layer="layout" svg:width="0.25cm" svg:height="0.5cm" draw:transform="rotate (1.5707963267949) translate (1cm 2.25cm)">
          <text:p/>
          <draw:enhanced-geometry svg:viewBox="0 0 21600 21600" draw:mirror-horizontal="false" draw:mirror-vertical="true" draw:glue-points="21600 0 0 10800 21600 21600 ?f0 10800" draw:text-areas="?f1 ?f10 21600 ?f11" draw:type="moon" draw:modifiers="14801.59362549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name="Heart-1" draw:style-name="gr13" draw:text-style-name="P9" draw:layer="layout" svg:width="0.066cm" svg:height="0.066cm" svg:x="1.684cm" svg:y="1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14" draw:text-style-name="P9" draw:layer="layout" svg:width="0.066cm" svg:height="0.066cm" svg:x="0.75cm" svg:y="2.184cm">
          <text:p/>
          <draw:enhanced-geometry draw:mirror-horizontal="tru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5" draw:style-name="gr15" draw:text-style-name="P9" draw:layer="layout" svg:width="0.066cm" svg:height="0.066cm" svg:x="0.805cm" svg:y="1.822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7" draw:style-name="gr16" draw:text-style-name="P9" draw:layer="layout" svg:width="0.066cm" svg:height="0.066cm" draw:transform="rotate (-3.14159265358979) translate (1.695cm 1.677cm)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8" draw:style-name="gr17" draw:text-style-name="P9" draw:layer="layout" svg:width="0.066cm" svg:height="0.066cm" draw:transform="rotate (-3.14159265358979) translate (1.623cm 2.109cm)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4" draw:style-name="gr18" draw:text-style-name="P9" draw:layer="layout" svg:width="0.066cm" svg:height="0.066cm" svg:x="0.877cm" svg:y="1.392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26T10:48:53.222000000</dc:date>
    <meta:editing-duration>PT1H38M15S</meta:editing-duration>
    <meta:editing-cycles>16</meta:editing-cycles>
    <meta:generator>LibreOffice/7.6.4.1$Windows_X86_64 LibreOffice_project/e19e193f88cd6c0525a17fb7a176ed8e6a3e2aa1</meta:generator>
    <meta:document-statistic meta:object-count="22"/>
  </office:meta>
</office:document-meta>
</file>